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543in"/>
    </style:style>
    <style:style style:name="co2" style:family="table-column">
      <style:table-column-properties fo:break-before="auto" style:column-width="1.2701in"/>
    </style:style>
    <style:style style:name="co3" style:family="table-column">
      <style:table-column-properties fo:break-before="auto" style:column-width="6.2764in"/>
    </style:style>
    <style:style style:name="co4" style:family="table-column">
      <style:table-column-properties fo:break-before="auto" style:column-width="5.3236in"/>
    </style:style>
    <style:style style:name="co5" style:family="table-column">
      <style:table-column-properties fo:break-before="auto" style:column-width="4.52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8484in" fo:break-before="auto" style:use-optimal-row-height="true"/>
    </style:style>
    <style:style style:name="ro3" style:family="table-row">
      <style:table-row-properties style:row-height="1.0118in" fo:break-before="auto" style:use-optimal-row-height="true"/>
    </style:style>
    <style:style style:name="ro4" style:family="table-row">
      <style:table-row-properties style:row-height="1.4807in" fo:break-before="auto" style:use-optimal-row-height="true"/>
    </style:style>
    <style:style style:name="ro5" style:family="table-row">
      <style:table-row-properties style:row-height="0.4346in" fo:break-before="auto" style:use-optimal-row-height="true"/>
    </style:style>
    <style:style style:name="ro6" style:family="table-row">
      <style:table-row-properties style:row-height="0.5937in" fo:break-before="auto" style:use-optimal-row-height="true"/>
    </style:style>
    <style:style style:name="ro7" style:family="table-row">
      <style:table-row-properties style:row-height="1.8984in" fo:break-before="auto" style:use-optimal-row-height="true"/>
    </style:style>
    <style:style style:name="ro8" style:family="table-row">
      <style:table-row-properties style:row-height="0.6437in" fo:break-before="auto" style:use-optimal-row-height="true"/>
    </style:style>
    <style:style style:name="ro9" style:family="table-row">
      <style:table-row-properties style:row-height="1.7984in" fo:break-before="auto" style:use-optimal-row-height="true"/>
    </style:style>
    <style:style style:name="ro10" style:family="table-row">
      <style:table-row-properties style:row-height="0.2256in" fo:break-before="auto" style:use-optimal-row-height="true"/>
    </style:style>
    <style:style style:name="ro11" style:family="table-row">
      <style:table-row-properties style:row-height="1.0626in" fo:break-before="auto" style:use-optimal-row-height="true"/>
    </style:style>
    <style:style style:name="ro12" style:family="table-row">
      <style:table-row-properties style:row-height="1.1709in" fo:break-before="auto" style:use-optimal-row-height="true"/>
    </style:style>
    <style:style style:name="ro13" style:family="table-row">
      <style:table-row-properties style:row-height="0.3846in" fo:break-before="auto" style:use-optimal-row-height="true"/>
    </style:style>
    <style:style style:name="ro14" style:family="table-row">
      <style:table-row-properties style:row-height="1.5898in" fo:break-before="auto" style:use-optimal-row-height="true"/>
    </style:style>
    <style:style style:name="ro15" style:family="table-row">
      <style:table-row-properties style:row-height="4.8272in" fo:break-before="auto" style:use-optimal-row-height="true"/>
    </style:style>
    <style:style style:name="ro16" style:family="table-row">
      <style:table-row-properties style:row-height="1.6898in" fo:break-before="auto" style:use-optimal-row-height="true"/>
    </style:style>
    <style:style style:name="ro17" style:family="table-row">
      <style:table-row-properties style:row-height="10.3744in" fo:break-before="auto" style:use-optimal-row-height="true"/>
    </style:style>
    <style:style style:name="ro18" style:family="table-row">
      <style:table-row-properties style:row-height="4.4673in" fo:break-before="auto" style:use-optimal-row-height="true"/>
    </style:style>
    <style:style style:name="ro19" style:family="table-row">
      <style:table-row-properties style:row-height="2.9535in" fo:break-before="auto" style:use-optimal-row-height="true"/>
    </style:style>
    <style:style style:name="ro20" style:family="table-row">
      <style:table-row-properties style:row-height="2.7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wrap-option="wrap" style:vertical-align="top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1"/>
        <table:table-column table:style-name="co5" table:number-columns-repeated="3" table:default-cell-style-name="Default"/>
        <table:table-header-rows>
          <table:table-row table:style-name="ro1">
            <table:table-cell table:style-name="Default" office:value-type="string" calcext:value-type="string">
              <text:p>Pointer Offset</text:p>
            </table:table-cell>
            <table:table-cell table:style-name="Default" office:value-type="string" calcext:value-type="string">
              <text:p>Pointer</text:p>
            </table:table-cell>
            <table:table-cell table:style-name="Default" office:value-type="string" calcext:value-type="string">
              <text:p>Original Text</text:p>
            </table:table-cell>
            <table:table-cell table:style-name="Default" office:value-type="string" calcext:value-type="string">
              <text:p>Translated Text</text:p>
            </table:table-cell>
            <table:table-cell table:style-name="Default" office:value-type="string" calcext:value-type="string">
              <text:p>Base OVeralay Addr.</text:p>
            </table:table-cell>
            <table:table-cell office:value-type="string" calcext:value-type="string">
              <text:p>ProgOverlay Addr.</text:p>
            </table:table-cell>
            <table:table-cell office:value-type="string" calcext:value-type="string">
              <text:p>CnstOVerlay Addr.</text:p>
            </table:table-cell>
            <table:table-cell office:value-type="string" calcext:value-type="string">
              <text:p>Sub Overlay</text:p>
            </table:table-cell>
          </table:table-row>
        </table:table-header-rows>
        <table:table-row table:style-name="ro2">
          <table:table-cell office:value-type="string" calcext:value-type="string">
            <text:p>0x80158138</text:p>
          </table:table-cell>
          <table:table-cell office:value-type="string" calcext:value-type="string">
            <text:p>0x01D4</text:p>
          </table:table-cell>
          <table:table-cell office:value-type="string" calcext:value-type="string">
            <text:p>アルフェッカ&lt;07&gt; &lt;16:106,1&gt;&lt;17:0&gt; &lt;19:106&gt;　んっ・・・&lt;11:15&gt;おや、あんたは？&lt;11:15&gt;&lt;07&gt; 　やっと気がついたようだね。&lt;11:15&gt;&lt;04&gt; 　私は、アルフェッカ。&lt;11:15&gt;&lt;07&gt; 　ミラと一緒に、あの宿屋を営んでる。&lt;11:15&gt;&lt;04&gt; 　ケガはもう大丈夫なのかい？&lt;11:15&gt;&lt;07&gt; 　それにしても、よくあんな大異変の中から、&lt;11:15&gt;&lt;07&gt; 　あんたは生きて帰れたもんだ。&lt;11:15&gt;&lt;04&gt; 　あの大異変と不気味な城が現れたおかげで、&lt;11:15&gt;&lt;07&gt; 　街の住人たちはおびえて、ほとんど国に　&lt;11:15&gt;&lt;07&gt; 　帰っちまった。こっちは商売上がったりさ。&lt;11:15&gt;&lt;04&gt; &lt;17:1&gt; 　え？　カペラの家だって？&lt;11:15&gt;&lt;07&gt; 　そこの川沿いを向こうに行けばすぐだよ。&lt;11:15&gt;&lt;00&gt;</text:p>
          </table:table-cell>
          <table:table-cell office:value-type="string" calcext:value-type="string">
            <text:p>Alfekka&lt;07&gt; &lt;16:106,1&gt;&lt;17:0&gt; &lt;19:106&gt; Hmm... &lt;11:15&gt; Oh, who are you? &lt;11:15&gt;&lt;07&gt; 　I see you've finally noticed. &lt;11:15&gt;&lt;04&gt; 　I'm Alfekka. &lt;11:15&gt;&lt;07&gt; 　I run that inn with Mira. &lt;11:15&gt;&lt;04&gt; 　Are you all right now with your injuries? &lt;11:15&gt;&lt;07&gt; 　But still, how did you make it out of such a cataclysm &lt;11:15&gt;&lt;07&gt; alive? 　You made it out alive. &lt;11:15&gt;&lt;04&gt; 　Thanks to that cataclysm and the appearance of the spooky castle, &lt;11:15&gt;&lt;07&gt; 　The inhabitants of the city were so frightened that they almost &lt;11:15&gt;&lt;07&gt; 　They've gone back home. Business is booming over here. &lt;11:15&gt;&lt;04&gt; &lt;17:1&gt; 　What?　Capella's house? &lt;11:15&gt;&lt;07&gt; 　It's just over there by the river. &lt;11:15&gt;&lt;00&gt;</text:p>
          </table:table-cell>
          <table:table-cell office:value-type="string" calcext:value-type="string">
            <text:p>0x8015813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0x8015830C</text:p>
          </table:table-cell>
          <table:table-cell office:value-type="string" calcext:value-type="string">
            <text:p>0x00F4</text:p>
          </table:table-cell>
          <table:table-cell office:value-type="string" calcext:value-type="string">
            <text:p>　そうそう、&lt;10&gt;さん。&lt;11:15&gt;&lt;07&gt; 　私は普段、ミラさんの宿屋の酒場にいます。&lt;11:15&gt;&lt;07&gt; 　何かご用がある時は、来てください。&lt;11:15&gt;&lt;04&gt; 　酒を飲みながらカードゲームでもしましょう。&lt;11:15&gt;&lt;07&gt; 　酒場の壁に遊び方が書いてある張り紙が&lt;11:15&gt;&lt;07&gt; 　貼ってあるので暇な時にでも読んでください。&lt;11:15&gt;&lt;00&gt;</text:p>
          </table:table-cell>
          <table:table-cell office:value-type="string" calcext:value-type="string">
            <text:p>　Yes, &lt;10&gt;. &lt;11:15&gt;&lt;07&gt; 　I am usually in the bar of Mira's inn. &lt;11:15&gt;&lt;07&gt; 　If you need anything, please come and see me. &lt;11:15&gt;&lt;04&gt; 　Let's have a drink and play a card game. &lt;11:15&gt;&lt;07&gt; 　There's a poster on the wall of the bar with instructions on how to play &lt;11:15&gt;&lt;07&gt;. 　It's posted on the wall, so read it in your spare time. &lt;11:15&gt;&lt;00&gt;</text:p>
          </table:table-cell>
          <table:table-cell office:value-type="string" calcext:value-type="string">
            <text:p>0x8015830C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0x80158400</text:p>
          </table:table-cell>
          <table:table-cell office:value-type="string" calcext:value-type="string">
            <text:p>0x0174</text:p>
          </table:table-cell>
          <table:table-cell office:value-type="string" calcext:value-type="string">
            <text:p>ハマル&lt;07&gt; &lt;19:109&gt;　いやぁ、どーもども。&lt;11:15&gt;&lt;07&gt; 　私は、道具屋のハマルといいます。&lt;11:15&gt;&lt;07&gt; 　なにかご入用の時は、ぜひ声をかけて下さい。&lt;11:15&gt;&lt;04&gt; 　そうそう、&lt;10&gt;さん。&lt;11:15&gt;&lt;07&gt; 　ごあいさつ代わりに街を案内させて下さいよ。&lt;11:15&gt;&lt;05&gt; 　・&lt;11:10&gt;・&lt;11:10&gt;・&lt;11:10&gt;へへっ、これも何かの縁という事で。&lt;11:15&gt;&lt;04&gt; 　いーえ、お代は結構ですって。&lt;11:15&gt;&lt;07&gt; 　・・・ただ、何かご入用の際は、&lt;11:15&gt;&lt;07&gt; 　ぜーひぜひ、お願いしますよ。&lt;11:45&gt;&lt;04&gt; 　では、まずあちらは・・・&lt;11:15&gt;&lt;00&gt;</text:p>
          </table:table-cell>
          <table:table-cell office:value-type="string" calcext:value-type="string">
            <text:p>Hamar &lt;07&gt; &lt;19:109&gt; Well, doh, doh, doh. &lt;11:15&gt;&lt;07&gt; 　My name is Hamar, a toolmaker. &lt;11:15&gt;&lt;07&gt; 　If you need anything, please give me a call. &lt;11:15&gt;&lt;04&gt; 　Yes, yes, &lt;10&gt; Mr. &lt;11:15&gt;&lt;07&gt; 　Let me show you around town as a way of saying hello. &lt;11:15&gt;&lt;05&gt; 　&lt;11:10&gt; &lt;11:10&gt; &lt;11:10&gt; &lt;11:10&gt; Hehe, it's just another chance for us to get to know each other. &lt;11:15&gt;&lt;04&gt; 　No, no, he says, no charge. &lt;11:15&gt;&lt;07&gt; 　...but if you need anything else, &lt;11:15&gt;&lt;07&gt; 　I'd be very grateful. &lt;11:45&gt;&lt;04&gt; 　Well, first of all, over there... &lt;11:15&gt;&lt;00&gt;</text:p>
          </table:table-cell>
          <table:table-cell office:value-type="string" calcext:value-type="string">
            <text:p>0x801584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0x80158574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　そう、あなたがいたミラさんの宿屋です。&lt;11:15&gt;&lt;07&gt; 　無料で休ませてくれるからお得ですよ。&lt;11:15&gt;&lt;04&gt; 　そして、その後ろの坂・・・&lt;11:15&gt;&lt;00&gt;</text:p>
          </table:table-cell>
          <table:table-cell office:value-type="string" calcext:value-type="string">
            <text:p>　Yes, it is Mira's inn where you were. &lt;11:15&gt;&lt;07&gt; 　They let you rest for free, so it's a good deal. &lt;11:15&gt;&lt;04&gt; 　And the hill behind it ... &lt;11:15&gt;&lt;00&gt;</text:p>
          </table:table-cell>
          <table:table-cell office:value-type="string" calcext:value-type="string">
            <text:p>0x80158574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0x801585E8</text:p>
          </table:table-cell>
          <table:table-cell office:value-type="string" calcext:value-type="string">
            <text:p>0x0070</text:p>
          </table:table-cell>
          <table:table-cell office:value-type="string" calcext:value-type="string">
            <text:p>　港が見えましたね。ここには灯台もあって、&lt;11:15&gt;&lt;07&gt; 　灯台守のレサートさんがいます。&lt;11:15&gt;&lt;04&gt; 　それから、あの建物・・・&lt;11:15&gt;&lt;00&gt;</text:p>
          </table:table-cell>
          <table:table-cell office:value-type="string" calcext:value-type="string">
            <text:p>　You could see the harbour. There is a lighthouse here, &lt;11:15&gt;&lt;07&gt;. 　There is a lighthouse keeper, Mr Lesert. &lt;11:15&gt;&lt;04&gt; 　And then that building ... &lt;11:15&gt;&lt;00&gt;</text:p>
          </table:table-cell>
          <table:table-cell office:value-type="string" calcext:value-type="string">
            <text:p>0x801585E8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0x80158658</text:p>
          </table:table-cell>
          <table:table-cell office:value-type="string" calcext:value-type="string">
            <text:p>0x0070</text:p>
          </table:table-cell>
          <table:table-cell office:value-type="string" calcext:value-type="string">
            <text:p>　サダルさんの武具屋です。&lt;11:15&gt;&lt;07&gt; 　武器、防具はここでしか扱っていません。&lt;11:15&gt;&lt;04&gt; 　そして、その左手の西側の橋・・・&lt;11:15&gt;&lt;00&gt;</text:p>
          </table:table-cell>
          <table:table-cell office:value-type="string" calcext:value-type="string">
            <text:p>　Mr Sadar's armoury. &lt;11:15&gt;&lt;07&gt; 　Weapons and armour are only available here. &lt;11:15&gt;&lt;04&gt; 　And the bridge on the west side to the left of it ... &lt;11:15&gt;&lt;00&gt;</text:p>
          </table:table-cell>
          <table:table-cell office:value-type="string" calcext:value-type="string">
            <text:p>0x80158658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0x801586C8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　あの橋を渡ると、３人の剣術士達がいます。&lt;11:15&gt;&lt;07&gt; 　あなたが敵を倒して得たスキルを元に、&lt;11:15&gt;&lt;07&gt; 　色々な剣術を教えてくれるはずです。&lt;11:15&gt;&lt;00&gt;</text:p>
          </table:table-cell>
          <table:table-cell office:value-type="string" calcext:value-type="string">
            <text:p>　Across that bridge are three fencers. &lt;11:15&gt;&lt;07&gt; 　Based on the skills you have gained from defeating your enemies, &lt;11:15&gt;&lt;07&gt; 　They will teach you various swordsmanship techniques. &lt;11:15&gt;&lt;00&gt;</text:p>
          </table:table-cell>
          <table:table-cell office:value-type="string" calcext:value-type="string">
            <text:p>0x801586C8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0x80158748</text:p>
          </table:table-cell>
          <table:table-cell office:value-type="string" calcext:value-type="string">
            <text:p>0x01C0</text:p>
          </table:table-cell>
          <table:table-cell office:value-type="string" calcext:value-type="string">
            <text:p>　そーうそう、カペラさんがあなたと&lt;11:15&gt;&lt;07&gt; 　話をしたいと、言ってましたっけ。&lt;11:15&gt;&lt;05&gt; 　この道を奥に進んで最初にある右側の&lt;11:15&gt;&lt;07&gt; 　家にカペラさんは住んでます。&lt;11:15&gt;&lt;07&gt; 　彼女はとても腕のいい狩人でしてね。&lt;11:15&gt;&lt;05&gt; 　あの大異変の日、狩から引き上げる途中に&lt;11:15&gt;&lt;07&gt; 　偶然、川辺で倒れていたあなたを見つけて&lt;11:15&gt;&lt;07&gt; 　街まで運んできたそうなんですよ。&lt;11:15&gt;&lt;04&gt; 　それと、その奥には魔女さんの家があります。&lt;11:15&gt;&lt;07&gt; 　誰にも名前を明かさない謎めいた人ですが、&lt;11:15&gt;&lt;07&gt; 　魔法について親切に色々と教えてくれます。&lt;11:15&gt;&lt;00&gt;</text:p>
          </table:table-cell>
          <table:table-cell office:value-type="string" calcext:value-type="string">
            <text:p>　So, yes, I remember Capella saying that she wanted to talk to you &lt;11:15&gt;&lt;07&gt;. 　I remember you said you wanted to talk to me. &lt;11:15&gt;&lt;05&gt; 　Go further down this road, the first one on the right &lt;11:15&gt;&lt;07&gt;. 　Capella lives in the house. &lt;11:15&gt;&lt;07&gt; 　She is a very skilled hunter, you know. &lt;11:15&gt;&lt;05&gt; 　On the day of the cataclysm, on her way back from hunting, &lt;11:15&gt;&lt;07&gt; 　She happened to find you lying by the river, and &lt;11:15&gt;&lt;07&gt; 　They carried you to the city. &lt;11:15&gt;&lt;04&gt; 　And there is a witch's house at the back of the house. &lt;11:15&gt;&lt;07&gt; 　She is a mysterious person who never reveals her name to anyone, but &lt;11:15&gt;&lt;07&gt; 　She kindly teaches you many things about magic. &lt;11:15&gt;&lt;00&gt;</text:p>
          </table:table-cell>
          <table:table-cell office:value-type="string" calcext:value-type="string">
            <text:p>0x80158748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0x80158908</text:p>
          </table:table-cell>
          <table:table-cell office:value-type="string" calcext:value-type="string">
            <text:p>0x0094</text:p>
          </table:table-cell>
          <table:table-cell office:value-type="string" calcext:value-type="string">
            <text:p>　最後に・・・&lt;11:15&gt;&lt;04&gt; 　街の中から出て草原へ向かう道です。&lt;11:15&gt;&lt;07&gt; 　草原から大陸の色々な場所に行けるんですが、&lt;11:15&gt;&lt;07&gt; 　昼でも魔物がいるんで気をつけて下さい。&lt;11:15&gt;&lt;00&gt;</text:p>
          </table:table-cell>
          <table:table-cell office:value-type="string" calcext:value-type="string">
            <text:p>　Finally... &lt;11:15&gt;&lt;04&gt; 　The road out of the town and onto the meadow. &lt;11:15&gt;&lt;07&gt; 　From the meadow you can go to various places on the continent, but &lt;11:15&gt;&lt;07&gt; 　Be careful, there are demons even in the daytime. &lt;11:15&gt;&lt;00&gt;</text:p>
          </table:table-cell>
          <table:table-cell office:value-type="string" calcext:value-type="string">
            <text:p>0x80158908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0x8015899C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　とりあえず、こんな所ですかね。&lt;11:15&gt;&lt;07&gt; 　まあ残った者同士、仲良くやりましょうよ。&lt;11:15&gt;&lt;07&gt; 　また何かあったら気軽に声を掛けて下さい。&lt;11:15&gt;&lt;00&gt;</text:p>
          </table:table-cell>
          <table:table-cell office:value-type="string" calcext:value-type="string">
            <text:p>　I guess that's about it for now. &lt;11:15&gt;&lt;07&gt; 　Well, let's get along with the rest of us. &lt;11:15&gt;&lt;07&gt; 　If you need anything else, please feel free to call on me. &lt;11:15&gt;&lt;00&gt;</text:p>
          </table:table-cell>
          <table:table-cell office:value-type="string" calcext:value-type="string">
            <text:p>0x8015899C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0x80158A1C</text:p>
          </table:table-cell>
          <table:table-cell office:value-type="string" calcext:value-type="string">
            <text:p>0x01BC</text:p>
          </table:table-cell>
          <table:table-cell office:value-type="string" calcext:value-type="string">
            <text:p>ハマル&lt;07&gt; &lt;16:165,1&gt;&lt;17:0&gt; &lt;19:165&gt;　いやぁ～ここは今まで無人の大陸だけあって、&lt;11:15&gt;&lt;07&gt; 　珍しい薬草が群生してるんですよ。&lt;11:15&gt;&lt;05&gt; 　・&lt;11:10&gt;・&lt;11:10&gt;・&lt;11:10&gt;そこでお願いなんですけど&lt;11:15&gt;&lt;04&gt; 　もし、&lt;10&gt;さんが珍しい植物を、&lt;11:15&gt;&lt;07&gt; 　見つけたら、私に持ってきてくれませんか？&lt;11:15&gt;&lt;07&gt; 　その植物から新しい薬を作れるかも・・・&lt;11:45&gt;&lt;04&gt; 　あ、&lt;11:15&gt;そうそう、街の外に出るんだったら、&lt;11:15&gt;&lt;07&gt; 　ハーブを買ってくことをお勧めしますよ。&lt;11:15&gt;&lt;05&gt; 　で、早速なんですが・・・&lt;11:15&gt;&lt;05&gt; &lt;14:2&gt;&lt;17:1&gt; 　いやぁ、どーもども。&lt;11:15&gt;&lt;07&gt; &lt;17:2&gt; 　何かご入用は、ありませんか？&lt;11:15&gt;&lt;12:2&gt;&lt;00&gt;</text:p>
          </table:table-cell>
          <table:table-cell office:value-type="string" calcext:value-type="string">
            <text:p>Hamar&lt;07&gt; &lt;16:165,1&gt;&lt;17:0&gt; &lt;19:165&gt; Well, this is only an uninhabited continent until now, &lt;11:15&gt;&lt;07&gt;. 　There's a cluster of rare medicinal herbs. &lt;11:15&gt;&lt;05&gt; 　&lt;11:10&gt;, &lt;11:10&gt;, &lt;11:10&gt;, &lt;11:10&gt; I'm asking you there, &lt;11:15&gt;&lt;04&gt; 　If &lt;10&gt; you find a rare plant, &lt;11:15&gt;&lt;07&gt; 　you find, could you bring it to me? &lt;11:15&gt;&lt;07&gt; 　I might be able to make a new medicine from that plant... &lt;11:45&gt;&lt;04&gt; 　Ah, &lt;11:15&gt; yes, if you're going out of town, &lt;11:15&gt;&lt;07&gt; 　I'd suggest you buy some herbs. &lt;11:15&gt;&lt;05&gt; 　So, quickly... &lt;11:15&gt;&lt;05&gt; &lt;14:2&gt;&lt;17:1&gt; 　Oh, no, doh, doh, doh, doh. &lt;11:15&gt;&lt;07&gt; &lt;17:2&gt; 　Can I help you with anything? &lt;11:15&gt;&lt;12:2&gt;&lt;00&gt;</text:p>
          </table:table-cell>
          <table:table-cell office:value-type="string" calcext:value-type="string">
            <text:p>0x80158A1C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0x80158BD8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ハマル&lt;07&gt; 　おーい！&lt;11:15&gt;&lt;00&gt;</text:p>
          </table:table-cell>
          <table:table-cell office:value-type="string" calcext:value-type="string">
            <text:p>Hamar &lt;07&gt;. 　Oy! &lt;11:15&gt;&lt;00&gt;</text:p>
          </table:table-cell>
          <table:table-cell office:value-type="string" calcext:value-type="string">
            <text:p>0x80158BD8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0x80158BEC</text:p>
          </table:table-cell>
          <table:table-cell office:value-type="string" calcext:value-type="string">
            <text:p>0x002C</text:p>
          </table:table-cell>
          <table:table-cell office:value-type="string" calcext:value-type="string">
            <text:p>ハマル&lt;07&gt; 　こっち！　こっちですよーっ！！&lt;11:15&gt;&lt;00&gt;</text:p>
          </table:table-cell>
          <table:table-cell office:value-type="string" calcext:value-type="string">
            <text:p>Hamar &lt;07&gt; 　This way!　This way! &lt;11:15&gt;&lt;00&gt;</text:p>
          </table:table-cell>
          <table:table-cell office:value-type="string" calcext:value-type="string">
            <text:p>0x80158BEC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0x80158C18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　もし、本当に剣術を学ぶ気があるなら、&lt;11:15&gt;&lt;07&gt; 　この宿舎に貼ってある戦士の心得を&lt;11:15&gt;&lt;07&gt; 　読んでみるがいい。もしかしたら、おまえの&lt;11:15&gt;&lt;05&gt; 　手助けになるかもしれない。&lt;11:15&gt;&lt;00&gt;</text:p>
          </table:table-cell>
          <table:table-cell office:value-type="string" calcext:value-type="string">
            <text:p>　If you really want to learn swordsmanship, &lt;11:15&gt;&lt;07&gt; 　the Warrior's Guide, which is posted in these quarters, &lt;11:15&gt;&lt;07&gt; 　You should read it. Perhaps it may &lt;11:15&gt;&lt;05&gt; 　might be able to help you. &lt;11:15&gt;&lt;00&gt;</text:p>
          </table:table-cell>
          <table:table-cell office:value-type="string" calcext:value-type="string">
            <text:p>0x80158C18</text:p>
          </table:table-cell>
          <table:table-cell table:number-columns-repeated="3"/>
        </table:table-row>
        <table:table-row table:style-name="ro11">
          <table:table-cell office:value-type="string" calcext:value-type="string">
            <text:p>0x80158CB4</text:p>
          </table:table-cell>
          <table:table-cell office:value-type="string" calcext:value-type="string">
            <text:p>0x00F4</text:p>
          </table:table-cell>
          <table:table-cell office:value-type="string" calcext:value-type="string">
            <text:p>　・&lt;11:10&gt;・&lt;11:10&gt;・&lt;11:10&gt;なるほどな、判った気がするよ。&lt;11:15&gt;&lt;07&gt; 　お前が生き残った訳がな。&lt;11:15&gt;&lt;07&gt; 　お前は、澄んだ良い目をしている・&lt;11:10&gt;・&lt;11:10&gt;・&lt;11:10&gt;&lt;11:15&gt;&lt;04&gt; 　レグルスの居る宿舎の中に貼ってある&lt;11:15&gt;&lt;07&gt; 　戦士の心得を後で良く読んでおく事だ。&lt;11:15&gt;&lt;07&gt; 　きっと、おまえの手助けになるだろう。&lt;11:15&gt;&lt;00&gt;</text:p>
          </table:table-cell>
          <table:table-cell office:value-type="string" calcext:value-type="string">
            <text:p>　&lt;11:10&gt;-&lt;11:10&gt;-&lt;11:10&gt;I see, I think I understand. &lt;11:15&gt;&lt;07&gt; 　That's why you survived. &lt;11:15&gt;&lt;07&gt; 　You have good, clear eyes...&lt;11:10&gt;-&lt;11:10&gt;-&lt;11:10&gt;&lt;11:15&gt;&lt;04&gt; 　It is posted inside the quarters where Regulus is, &lt;11:15&gt;&lt;07&gt;. 　You should read the Warrior's Guide carefully later. &lt;11:15&gt;&lt;07&gt; 　It will surely help you. &lt;11:15&gt;&lt;00&gt;</text:p>
          </table:table-cell>
          <table:table-cell office:value-type="string" calcext:value-type="string">
            <text:p>0x80158CB4</text:p>
          </table:table-cell>
          <table:table-cell table:number-columns-repeated="3"/>
        </table:table-row>
        <table:table-row table:style-name="ro12">
          <table:table-cell office:value-type="string" calcext:value-type="string">
            <text:p>0x80158DA8</text:p>
          </table:table-cell>
          <table:table-cell office:value-type="string" calcext:value-type="string">
            <text:p>0x010C</text:p>
          </table:table-cell>
          <table:table-cell office:value-type="string" calcext:value-type="string">
            <text:p>　おう、そうだ、いい事を教えてやろう。&lt;11:15&gt;&lt;07&gt; 　剣術をもっとも効率よく学ぶにはな・&lt;11:10&gt;・&lt;11:10&gt;・&lt;11:10&gt;&lt;11:15&gt;&lt;07&gt; 　あー・&lt;11:10&gt;・&lt;11:10&gt;・&lt;11:10&gt;っと・&lt;11:10&gt;・&lt;11:10&gt;・&lt;11:10&gt;なんだったっけかな？&lt;11:15&gt;&lt;04&gt; 　おい、レグルスの居る宿舎に貼ってある&lt;11:15&gt;&lt;07&gt; 　戦士の心得を後で良く読んでおけ。&lt;11:15&gt;&lt;07&gt; 　詳しい事は、そこに書いてあったはずだ。&lt;11:15&gt;&lt;00&gt;</text:p>
          </table:table-cell>
          <table:table-cell office:value-type="string" calcext:value-type="string">
            <text:p>　Oh, yes, let me tell you something good. &lt;11:15&gt;&lt;07&gt; 　To learn swordsmanship most efficiently, &lt;11:10&gt;, &lt;11:10&gt;, &lt;11:10&gt;, &lt;11:15&gt;&lt;07&gt; 　Uh... &lt;11:10&gt;, &lt;11:10&gt;, &lt;11:10&gt; and &lt;11:10&gt;, &lt;11:10&gt;, &lt;11:10&gt;, &lt;11:10&gt;, what was it? &lt;11:15&gt;&lt;04&gt; 　Hey, it's posted in the quarters where Regulus is &lt;11:15&gt;&lt;07&gt;. 　Read the warrior's guide well later. &lt;11:15&gt;&lt;07&gt; 　I'm sure you'll find all the details there. &lt;11:15&gt;&lt;00&gt;</text:p>
          </table:table-cell>
          <table:table-cell office:value-type="string" calcext:value-type="string">
            <text:p>0x80158DA8</text:p>
          </table:table-cell>
          <table:table-cell table:number-columns-repeated="3"/>
        </table:table-row>
        <table:table-row table:style-name="ro13">
          <table:table-cell office:value-type="string" calcext:value-type="string">
            <text:p>0x80158EB4</text:p>
          </table:table-cell>
          <table:table-cell office:value-type="string" calcext:value-type="string">
            <text:p>0x0038</text:p>
          </table:table-cell>
          <table:table-cell office:value-type="string" calcext:value-type="string">
            <text:p>　キケン！！&lt;07&gt; 　　この下、廃坑。&lt;07&gt; 　　魔族が出現します。&lt;00&gt;</text:p>
          </table:table-cell>
          <table:table-cell office:value-type="string" calcext:value-type="string">
            <text:p>　Kiken! &lt;07&gt; 　　Below this, an abandoned mine. &lt;07&gt; 　　A demon tribe appears. &lt;00&gt;</text:p>
          </table:table-cell>
          <table:table-cell office:value-type="string" calcext:value-type="string">
            <text:p>0x80158EB4</text:p>
          </table:table-cell>
          <table:table-cell table:number-columns-repeated="3"/>
        </table:table-row>
        <table:table-row table:style-name="ro14">
          <table:table-cell office:value-type="string" calcext:value-type="string">
            <text:p>0x80158EEC</text:p>
          </table:table-cell>
          <table:table-cell office:value-type="string" calcext:value-type="string">
            <text:p>0x03D8</text:p>
          </table:table-cell>
          <table:table-cell office:value-type="string" calcext:value-type="string">
            <text:p>ポルックス&lt;07&gt; &lt;16:102,1&gt;&lt;17:0&gt; &lt;19:354&gt;　お前が派遣隊の生き残りか？&lt;11:15&gt;&lt;07&gt; 　わしの名はボルックスだ、よろしくな。&lt;11:15&gt;&lt;04&gt; 　第２次派遣隊でこの街に帰ってこれたのは、&lt;11:15&gt;&lt;07&gt; 　お前一人だけだ。&lt;11:15&gt;&lt;07&gt; 　他の奴らは、誰一人帰って来やしねぇ。&lt;11:15&gt;&lt;04&gt; 　この街の側にある、デジャド草原を、&lt;11:15&gt;&lt;07&gt; 　南に行くと、朽ちた遺跡があるんだが、&lt;11:15&gt;&lt;07&gt; 　草原の遺跡と呼ばれている。&lt;11:15&gt;&lt;24:1&gt;&lt;14:3&gt;&lt;17:1&gt; 　おう、なんだ？&lt;11:15&gt;&lt;07&gt; 　技を覚えたいのか？&lt;11:15&gt;&lt;14:2&gt;&lt;17:2&gt; &lt;12:4&gt;&lt;14:3&gt;&lt;17:3&gt; &lt;00&gt;</text:p>
          </table:table-cell>
          <table:table-cell office:value-type="string" calcext:value-type="string">
            <text:p>Pollux &lt;07&gt; &lt;16:102,1&gt;&lt;17:0&gt; &lt;19:354&gt; Are you a survivor of the dispatch? &lt;11:15&gt;&lt;07&gt; 　My name is Pollux, nice to meet you. &lt;11:15&gt;&lt;04&gt; 　&lt;11:15&gt;&lt;07&gt; You were the only one of the second contingent to return to this city. 　You're the only one. &lt;11:15&gt;&lt;07&gt; 　None of the others made it back. &lt;11:15&gt;&lt;04&gt; 　Go to the dejad meadow by this city, &lt;11:15&gt;&lt;07&gt; to the south. 　If you go south, you'll find a rotting ruin, &lt;11:15&gt;&lt;07&gt; 　It is called the Ruins of the Meadow. &lt;11:15&gt;&lt;24:1&gt;&lt;14:3&gt;&lt;17:1&gt; 　Oh, what is it? &lt;11:15&gt;&lt;07&gt; 　You want to learn a skill? &lt;11:15&gt;&lt;14:2&gt;&lt;17:2&gt; &lt;12:4&gt;&lt;14:3&gt;&lt;17:3&gt; &lt;00&gt;</text:p>
          </table:table-cell>
          <table:table-cell office:value-type="string" calcext:value-type="string">
            <text:p>0x80158EEC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0x801592C4</text:p>
          </table:table-cell>
          <table:table-cell office:value-type="string" calcext:value-type="string">
            <text:p>0x0164</text:p>
          </table:table-cell>
          <table:table-cell office:value-type="string" calcext:value-type="string">
            <text:p>レサート&lt;07&gt; &lt;16:104,1&gt;&lt;17:0&gt; &lt;19:104&gt;　・&lt;11:10&gt;・&lt;11:10&gt;・&lt;11:10&gt;私は、レサート。・・・今は兵士をやめ&lt;11:15&gt;&lt;07&gt; 　ここで、灯台守をしておる・&lt;11:10&gt;・&lt;11:10&gt;・&lt;11:10&gt;&lt;11:15&gt;&lt;04&gt; 　君も生き残ってしまったようだな・&lt;11:10&gt;・&lt;11:10&gt;・&lt;11:10&gt;&lt;11:15&gt;&lt;05&gt; 　生きるという事は、死ぬ事よりも&lt;11:15&gt;&lt;07&gt; 　ずっと辛いものかも知れんぞ・&lt;11:10&gt;・&lt;11:10&gt;・&lt;11:10&gt;&lt;11:15&gt;&lt;05&gt; &lt;17:1&gt; 　今も戦友の断末魔の悲鳴が、耳から離れん。&lt;11:15&gt;&lt;07&gt; 　いっそのこと、私もあの時に・&lt;11:10&gt;・&lt;11:10&gt;・&lt;11:10&gt;&lt;11:15&gt;&lt;07&gt; 　うっ、ううっ・&lt;11:10&gt;・&lt;11:10&gt;・&lt;11:10&gt;&lt;11:15&gt;&lt;00&gt;</text:p>
          </table:table-cell>
          <table:table-cell office:value-type="string" calcext:value-type="string">
            <text:p>Resert &lt;07&gt; &lt;16:104,1&gt;&lt;17:0&gt; &lt;19:104&gt; - &lt;11:10&gt; - &lt;11:10&gt; - &lt;11:10&gt; I am a ressert. ... I'm not a soldier now &lt;11:15&gt;&lt;07&gt;. 　Here, I am a lighthouse keeper... &lt;11:10&gt;, &lt;11:10&gt;, &lt;11:10&gt;, &lt;11:15&gt;&lt;04&gt; 　I see you have survived too, &lt;11:10&gt;, &lt;11:10&gt;, &lt;11:10&gt;, &lt;11:10&gt;, &lt;11:15&gt;&lt;05&gt;. 　Living can be much more painful than dying, &lt;11:15&gt;&lt;07&gt; 　It can be much more painful, &lt;11:10&gt;, &lt;11:10&gt;, &lt;11:10&gt;, &lt;11:10&gt;&lt;11:15&gt;&lt;05&gt; &lt;17:1&gt; 　Even now, the decimated screams of our warriors are still ringing in my ears. &lt;11:15&gt;&lt;07&gt; 　I wish I could have been there when...&lt;11:10&gt; &lt;11:10&gt; &lt;11:10&gt; &lt;11:15&gt;&lt;07&gt; 　Ugh, ugh... &lt;11:10&gt;, &lt;11:10&gt;, &lt;11:10&gt;&lt;11:15&gt;&lt;00&gt;</text:p>
          </table:table-cell>
          <table:table-cell office:value-type="string" calcext:value-type="string">
            <text:p>0x801592C4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0x80159428</text:p>
          </table:table-cell>
          <table:table-cell office:value-type="string" calcext:value-type="string">
            <text:p>0x01C0</text:p>
          </table:table-cell>
          <table:table-cell office:value-type="string" calcext:value-type="string">
            <text:p>ミラ&lt;07&gt; &lt;16:105,1&gt;&lt;17:0&gt; &lt;19:105&gt;　お体の方は、もう大丈夫ですか？&lt;11:15&gt;&lt;07&gt; 　休みたくなったら、いつでも言って下さいね。&lt;11:15&gt;&lt;04&gt; &lt;14:3&gt;&lt;17:1&gt; &lt;16:163,2&gt;&lt;19:163&gt;　いらっしゃい、&lt;10&gt;さん。&lt;11:15&gt;&lt;07&gt; 　あの、うちの主人を見かけませんでしたか？&lt;11:15&gt;&lt;05&gt; 　・&lt;11:10&gt;・&lt;11:10&gt;・&lt;11:10&gt;もう、どこに行ったのかしら。&lt;11:15&gt;&lt;04&gt; 　・&lt;11:10&gt;・&lt;11:10&gt;・&lt;11:10&gt;大方また畑仕事でしょうけど。&lt;11:45&gt;&lt;07&gt; 　あっ、そうだわ、&lt;10&gt;さん。&lt;11:15&gt;&lt;05&gt; 　お部屋はしばらく空いてますから、&lt;11:15&gt;&lt;07&gt; 　休息したいときは、おっしゃって下さいね。&lt;11:15&gt;&lt;04&gt; &lt;14:3&gt;&lt;17:2&gt; 　いらっしゃい、&lt;10&gt;さん。&lt;11:15&gt;&lt;07&gt; &lt;17:3&gt; 　本日は、もうお休みになりますか？&lt;11:15&gt;&lt;00&gt;</text:p>
          </table:table-cell>
          <table:table-cell office:value-type="string" calcext:value-type="string">
            <text:p>Mira &lt;07&gt; &lt;16:105,1&gt;&lt;17:0&gt; &lt;19:105&gt; Are you feeling better now? &lt;11:15&gt;&lt;07&gt; 　If you want to rest, you can always tell me. &lt;11:15&gt;&lt;04&gt; &lt;14:3&gt;&lt;17:1&gt; &lt;16:163,2&gt;&lt;19:163&gt; Welcome, &lt;10&gt;. &lt;11:15&gt;&lt;07&gt; 　Um, have you seen my husband? &lt;11:15&gt;&lt;05&gt; 　&lt;11:10&gt; &lt;11:10&gt; &lt;11:10&gt; &lt;11:10&gt; I wonder where he's gone already. &lt;11:15&gt;&lt;04&gt; 　&lt;11:10&gt;-&lt;11:10&gt;-&lt;11:10&gt;I'm sure they're mostly working in the fields again. &lt;11:45&gt;&lt;07&gt; 　Oh, yes, &lt;10&gt;. &lt;11:15&gt;&lt;05&gt; 　Your room will be empty for a while, &lt;11:15&gt;&lt;07&gt; 　If you want to take a rest, please let me know. &lt;11:15&gt;&lt;04&gt; &lt;14:3&gt;&lt;17:2&gt; 　Welcome, &lt;10&gt;. &lt;11:15&gt;&lt;07&gt; &lt;17:3&gt; 　Are you ready to go to bed today? &lt;11:15&gt;&lt;00&gt;</text:p>
          </table:table-cell>
          <table:table-cell office:value-type="string" calcext:value-type="string">
            <text:p>0x801594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801595E8</text:p>
          </table:table-cell>
          <table:table-cell office:value-type="string" calcext:value-type="string">
            <text:p>0x0228</text:p>
          </table:table-cell>
          <table:table-cell office:value-type="string" calcext:value-type="string">
            <text:p>&lt;19:3077&gt;ミラ&lt;07&gt; 　お出かけになるんですか？&lt;11:15&gt;&lt;07&gt; 　傷は大丈夫ですか？&lt;11:15&gt;&lt;07&gt; 　あまり無理はなさらないで下さいね。&lt;11:15&gt;&lt;04&gt; 　あ、そういえば・・・&lt;11:15&gt;&lt;07&gt; 　狩人のカペラさんが、貴方が起きたら&lt;11:15&gt;&lt;07&gt; 　会いたいと言っていましたわ。&lt;11:15&gt;&lt;05&gt; 　・・・ご案内したいのですが、&lt;11:45&gt;&lt;07&gt; 　私はここにいなければなりませんので。&lt;11:15&gt;&lt;04&gt; 　そう、カペラさんの家の場所は、&lt;11:15&gt;&lt;07&gt; 　ハマルさんに聞けば教えてもらえると&lt;11:15&gt;&lt;07&gt; 　思います。とても親切な商人さんです。&lt;11:15&gt;&lt;05&gt; 　今でしたらハマルさんは広場にいるはずです。&lt;11:15&gt;&lt;07&gt; 　行ってみて下さい。&lt;11:15&gt;&lt;00&gt;</text:p>
          </table:table-cell>
          <table:table-cell office:value-type="string" calcext:value-type="string">
            <text:p>&lt;19:3077&gt; mira &lt;07&gt; 　Are you going out? &lt;11:15&gt;&lt;07&gt; 　Are you okay with your wounds? &lt;11:15&gt;&lt;07&gt; 　Please don't take it too hard. &lt;11:15&gt;&lt;04&gt; 　Oh, by the way... &lt;11:15&gt;&lt;07&gt; 　Capella, the hunter, said he would like to see you &lt;11:15&gt;&lt;07&gt; when you wake up. 　He said he'd like to see you. &lt;11:15&gt;&lt;05&gt; 　... I would like to show you around, &lt;11:45&gt;&lt;07&gt; 　I have to be here, so. &lt;11:15&gt;&lt;04&gt; 　Yes, Capella's house is located &lt;11:15&gt;&lt;07&gt;. 　You can ask Hamal and he will tell you &lt;11:15&gt;&lt;07&gt;. 　I think. He is a very kind merchant. &lt;11:15&gt;&lt;05&gt; 　If it is now, Hamar-san should be in the square. &lt;11:15&gt;&lt;07&gt; 　Please go there. &lt;11:15&gt;&lt;00&gt;</text:p>
          </table:table-cell>
          <table:table-cell office:value-type="string" calcext:value-type="string">
            <text:p>0x801595E8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0x80159810</text:p>
          </table:table-cell>
          <table:table-cell office:value-type="string" calcext:value-type="string">
            <text:p>0x0024</text:p>
          </table:table-cell>
          <table:table-cell office:value-type="string" calcext:value-type="string">
            <text:p>ミラ&lt;07&gt; 　あっ、気がついたのですね。&lt;11:15&gt;&lt;00&gt;</text:p>
          </table:table-cell>
          <table:table-cell office:value-type="string" calcext:value-type="string">
            <text:p>Mira &lt;07&gt; 　Oh, you noticed that. &lt;11:15&gt;&lt;00&gt;</text:p>
          </table:table-cell>
          <table:table-cell office:value-type="string" calcext:value-type="string">
            <text:p>0x80159810</text:p>
          </table:table-cell>
          <table:table-cell table:number-columns-repeated="3"/>
        </table:table-row>
        <table:table-row table:style-name="ro15">
          <table:table-cell office:value-type="string" calcext:value-type="string">
            <text:p>0x80159834</text:p>
          </table:table-cell>
          <table:table-cell office:value-type="string" calcext:value-type="string">
            <text:p>0x0498</text:p>
          </table:table-cell>
          <table:table-cell office:value-type="string" calcext:value-type="string">
            <text:p>ミラ&lt;07&gt; 　すみません申し遅れました。&lt;11:15&gt;&lt;07&gt; 　私はこの宿屋を営んでいるミラといいます。&lt;11:15&gt;&lt;04&gt; 　ケガをした貴方がここに&lt;11:15&gt;&lt;07&gt; 　運び込まれてからもう３日・・・。&lt;11:15&gt;&lt;05&gt; 　あれからずっと目覚めずに&lt;11:15&gt;&lt;07&gt; 　ひどくうなされていたので&lt;11:15&gt;&lt;07&gt; 　とても心配していたんです。&lt;11:15&gt;&lt;04&gt; 　あの日・・・派遣隊の皆さんが遺跡へ&lt;11:15&gt;&lt;07&gt; 　向かった後、とても大きな地震と同時に&lt;11:15&gt;&lt;07&gt; 　とても不気味な城が地面から現れました。&lt;11:15&gt;&lt;04&gt; 　・・・多くの街の住人たちは、&lt;11:15&gt;&lt;07&gt; 　あの大異変を悪しき事の前兆と恐れて&lt;11:15&gt;&lt;07&gt; 　船で本土に帰ってしまいましたが・・・&lt;11:15&gt;&lt;05&gt; 　貴方がた兵士の皆さんが利用されていた&lt;11:15&gt;&lt;07&gt; 　店の者たちは、その帰りを待って&lt;11:15&gt;&lt;07&gt; 　街にとどまっていようと決めたんです。&lt;11:15&gt;&lt;04&gt; 　ですが・・・残った私たちも不安なのです。&lt;11:15&gt;&lt;07&gt; 　このままノーグルたちにエルサードの街ごと&lt;11:15&gt;&lt;07&gt; 　滅ぼされてしまうのではないかと・・・。&lt;11:15&gt;&lt;04&gt; 　でも、私たちは信じています。&lt;11:15&gt;&lt;07&gt; 　派遣隊の皆さんが私たちを&lt;11:15&gt;&lt;07&gt; 　守って下さることを・・・。&lt;11:15&gt;&lt;04&gt; 　まだ、他の兵士の方々は戻って来ませんが、&lt;11:15&gt;&lt;07&gt; 　私たちはできる限り派遣隊の皆さんにご協力&lt;11:15&gt;&lt;07&gt; 　致しますので、よろしくお願いします。&lt;11:15&gt;&lt;04&gt; 　とりあえず、今はゆっくり休んで下さい。&lt;11:15&gt;&lt;07&gt; 　落ち着いたら下へ降りてきて下さいね。&lt;11:15&gt;&lt;07&gt; 　私は下にいますから・・・。&lt;11:15&gt;&lt;04&gt; 　・・・あっ、そうそう。貴方のケガを治して&lt;11:15&gt;&lt;07&gt; 　下さった方が隣の部屋で休憩しています。&lt;11:15&gt;&lt;07&gt; 　ぜひ御挨拶して下さいね。&lt;11:15&gt;&lt;00&gt;</text:p>
          </table:table-cell>
          <table:table-cell office:value-type="string" calcext:value-type="string">
            <text:p>Mira &lt;07&gt; 　Sorry, I am late in saying this. &lt;11:15&gt;&lt;07&gt; 　My name is Mira, and I am the owner of this inn. &lt;11:15&gt;&lt;04&gt; 　You are here, injured &lt;11:15&gt;&lt;07&gt;. 　It's already been three days since you were brought in... &lt;11:15&gt;&lt;05&gt; 　You have not woken up since then&lt;11:15&gt;&lt;07&gt;... 　I was having terrible nightmares&lt;11:15&gt;&lt;07&gt;. 　I was very worried. &lt;11:15&gt;&lt;04&gt; 　That day... the dispatchers went to the ruins&lt;11:15&gt;&lt;07&gt;. 　After they went to the site, there was a very big earthquake and at the same time &lt;11:15&gt;&lt;07&gt; 　A very eerie castle emerged from the ground. &lt;11:15&gt;&lt;04&gt; 　...Many of the city's inhabitants &lt;11:15&gt;&lt;07&gt; 　&lt;11:15&gt;&lt;07&gt; ... fearing that the cataclysm was an omen of bad things &lt;11:15&gt;&lt;07&gt; ... 　They returned to the mainland by boat... &lt;11:15&gt;&lt;05&gt; 　Your soldiers used to &lt;11:15&gt;&lt;07&gt; 　The shopkeepers waited for their return&lt;11:15&gt;&lt;07&gt; 　decided to stay in the city. &lt;11:15&gt;&lt;04&gt; 　But... those of us who stayed behind are also anxious. &lt;11:15&gt;&lt;07&gt; 　I'm afraid that the Nogles will destroy the whole city of El-Saad &lt;11:15&gt;&lt;07&gt; as it is... 　I'm afraid that the Nogles will destroy the whole city of El-Saad... &lt;11:15&gt;&lt;04&gt; 　But we believe. &lt;11:15&gt;&lt;07&gt; 　The dispatchers will protect us &lt;11:15&gt;&lt;07&gt;... 　that they will protect us... &lt;11:15&gt;&lt;04&gt; 　Although the other soldiers have not yet returned, &lt;11:15&gt;&lt;07&gt; 　We will cooperate with the dispatchers as much as we can&lt;11:15&gt;&lt;07&gt; 　We will do our best, thank you very much. &lt;11:15&gt;&lt;04&gt; 　In the meantime, please rest now. &lt;11:15&gt;&lt;07&gt; 　Please come downstairs when you have calmed down. &lt;11:15&gt;&lt;07&gt; 　I'll be downstairs... &lt;11:15&gt;&lt;04&gt; 　... Oh, yes, yes. Heal your injuries &lt;11:15&gt;&lt;07&gt;. 　The one who has healed you is resting in the next room. &lt;11:15&gt;&lt;07&gt; 　Please say hello to him. &lt;11:15&gt;&lt;00&gt;</text:p>
          </table:table-cell>
          <table:table-cell office:value-type="string" calcext:value-type="string">
            <text:p>0x80159834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0x80159CCC</text:p>
          </table:table-cell>
          <table:table-cell office:value-type="string" calcext:value-type="string">
            <text:p>0x01A4</text:p>
          </table:table-cell>
          <table:table-cell office:value-type="string" calcext:value-type="string">
            <text:p>ミラ&lt;07&gt; 　ご気分はいかがですか？&lt;11:15&gt;&lt;00&gt;</text:p>
          </table:table-cell>
          <table:table-cell office:value-type="string" calcext:value-type="string">
            <text:p>Mira &lt;07&gt; 　How are you feeling? &lt;11:15&gt;&lt;00&gt;</text:p>
          </table:table-cell>
          <table:table-cell office:value-type="string" calcext:value-type="string">
            <text:p>0x80159CCC</text:p>
          </table:table-cell>
          <table:table-cell table:number-columns-repeated="3"/>
        </table:table-row>
        <table:table-row table:style-name="ro14">
          <table:table-cell office:value-type="string" calcext:value-type="string">
            <text:p>0x80159E70</text:p>
          </table:table-cell>
          <table:table-cell office:value-type="string" calcext:value-type="string">
            <text:p>0x0188</text:p>
          </table:table-cell>
          <table:table-cell office:value-type="string" calcext:value-type="string">
            <text:p>サダル&lt;07&gt; &lt;16:164,1&gt;&lt;17:0&gt; &lt;19:164&gt;　・&lt;11:10&gt;・&lt;11:10&gt;・&lt;11:10&gt;そうだな、&lt;11:15&gt;&lt;07&gt; 　少し、武器のことについて教えてやろう・・・&lt;11:15&gt;&lt;04&gt; 　武器には攻撃力のほかに長さがある。&lt;11:15&gt;&lt;07&gt; 　長さは大事だ。それだけで敵を、&lt;11:15&gt;&lt;07&gt; 　倒しやすくなったり、倒しづらくなる・&lt;11:10&gt;・&lt;11:10&gt;・&lt;11:10&gt;&lt;11:15&gt;&lt;04&gt; 　攻撃力だけに目を向けていると、&lt;11:15&gt;&lt;07&gt; 　痛い目を見るから気をつけるんだな・&lt;11:10&gt;・&lt;11:10&gt;・&lt;11:10&gt;&lt;11:15&gt;&lt;04&gt; &lt;17:1&gt; 　・&lt;11:10&gt;・&lt;11:10&gt;・&lt;11:10&gt;何か欲しいモノでもあるのか？&lt;11:15&gt;&lt;07&gt; 　入り用な物があったら、遠慮なくいいな。&lt;11:15&gt;&lt;12:1&gt;&lt;00&gt;</text:p>
          </table:table-cell>
          <table:table-cell office:value-type="string" calcext:value-type="string">
            <text:p>Sadar &lt;07&gt; &lt;16:164,1&gt;&lt;17:0&gt; &lt;19:164&gt; - &lt;11:10&gt;, &lt;11:10&gt;, &lt;11:10&gt;, &lt;11:15&gt;&lt;07&gt; Well. 　Let me tell you a little bit about weapons ... &lt;11:15&gt;&lt;04&gt; 　Weapons have length as well as attack power. &lt;11:15&gt;&lt;07&gt; 　Length is important. It's the only thing that makes the enemy, &lt;11:15&gt;&lt;07&gt; 　It makes it easier or harder to defeat them, &lt;11:10&gt;, &lt;11:10&gt;, &lt;11:10&gt;&lt;11:15&gt;&lt;04&gt;. 　If you only look at attack power, &lt;11:15&gt;&lt;07&gt; 　Be careful because you're going to get hurt, &lt;11:10&gt;, &lt;11:10&gt;, &lt;11:10&gt;, &lt;11:15&gt;&lt;04&gt; &lt;17:1&gt; 　 &lt;11:15&gt;&lt;07&gt; 　If there's something you want, don't hesitate to ask. &lt;11:15&gt;&lt;12:1&gt;&lt;00&gt;</text:p>
          </table:table-cell>
          <table:table-cell office:value-type="string" calcext:value-type="string">
            <text:p>0x80159E7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0x80159FF8</text:p>
          </table:table-cell>
          <table:table-cell office:value-type="string" calcext:value-type="string">
            <text:p>0x0050</text:p>
          </table:table-cell>
          <table:table-cell office:value-type="string" calcext:value-type="string">
            <text:p>サダル&lt;07&gt; 　・&lt;11:10&gt;・&lt;11:10&gt;・&lt;11:10&gt;用があるなら、&lt;11:15&gt;&lt;07&gt; 　カウンター越しに声をかけてくれんか。&lt;11:15&gt;&lt;00&gt;</text:p>
          </table:table-cell>
          <table:table-cell office:value-type="string" calcext:value-type="string">
            <text:p>Sadar &lt;07&gt; 　&lt;11:10&gt;, &lt;11:10&gt;, &lt;11:10&gt;, &lt;11:15&gt;&lt;07&gt; if you need me. 　Could you speak to me over the counter? &lt;11:15&gt;&lt;00&gt;</text:p>
          </table:table-cell>
          <table:table-cell office:value-type="string" calcext:value-type="string">
            <text:p>0x80159FF8</text:p>
          </table:table-cell>
          <table:table-cell table:number-columns-repeated="3"/>
        </table:table-row>
        <table:table-row table:style-name="ro11">
          <table:table-cell office:value-type="string" calcext:value-type="string">
            <text:p>0x8015A048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サダル&lt;07&gt; 　・&lt;11:10&gt;・&lt;11:10&gt;・&lt;11:10&gt;ああ、&lt;11:15&gt;あんたか・・・&lt;11:15&gt;&lt;07&gt; 　話は聞いている・・・&lt;11:15&gt;&lt;04&gt; 　わしは、この街で武器と防具を取り扱っとる&lt;11:15&gt;&lt;07&gt; 　サダルだ・・・&lt;11:15&gt;&lt;04&gt; 　生き残りはおまえだけだそうだな・・・。&lt;11:15&gt;&lt;07&gt; 　名工と言われたわしの武具でも、&lt;11:15&gt;&lt;07&gt; 　魔物の力の前では、紙同然じゃな・・・。&lt;11:15&gt;&lt;00&gt;</text:p>
          </table:table-cell>
          <table:table-cell office:value-type="string" calcext:value-type="string">
            <text:p>Sadar &lt;07&gt; 　... &lt;11:10&gt;, &lt;11:10&gt;, &lt;11:10&gt;, &lt;11:10&gt; Oh, &lt;11:15&gt; it's you... &lt;11:15&gt;&lt;07&gt; 　I have heard stories... &lt;11:15&gt;&lt;04&gt; 　I deal in weapons and armour in this city. 　Sadar... &lt;11:15&gt;&lt;04&gt; 　I hear you are the only survivor... &lt;11:15&gt;&lt;07&gt; 　Even my armour, of which I am said to be a master craftsman, &lt;11:15&gt;&lt;07&gt; 　It is as good as paper before the power of demons... &lt;11:15&gt;&lt;00&gt;</text:p>
          </table:table-cell>
          <table:table-cell office:value-type="string" calcext:value-type="string">
            <text:p>0x8015A048</text:p>
          </table:table-cell>
          <table:table-cell table:number-columns-repeated="3"/>
        </table:table-row>
        <table:table-row table:style-name="ro16">
          <table:table-cell office:value-type="string" calcext:value-type="string">
            <text:p>0x8015A148</text:p>
          </table:table-cell>
          <table:table-cell office:value-type="string" calcext:value-type="string">
            <text:p>0x0408</text:p>
          </table:table-cell>
          <table:table-cell office:value-type="string" calcext:value-type="string">
            <text:p>&lt;19:179&gt;　おっ、お前、鉱石を持ってるな。&lt;11:15&gt;&lt;07&gt; 　そうだな、少し鉱石の事を教えてやろう。&lt;11:15&gt;&lt;07&gt; 　鉱石には、赤、青、黄の３つの種類がある。&lt;11:15&gt;&lt;04&gt; 　鉱石は、色によりそれぞれ属性を持っていて、&lt;11:15&gt;&lt;07&gt; 　赤は、火の属性で、青は、水の属性。そして、&lt;11:15&gt;&lt;07&gt; 　黄は、雷の属性を持っている。&lt;11:15&gt;&lt;04&gt; 　その鉱石を使うと&lt;11:15&gt;&lt;07&gt; 　武器に属性を付けることができるんだが、&lt;11:15&gt;&lt;07&gt; 　素材となる武器がバルジ帝国には無いんだ。&lt;11:15&gt;&lt;05&gt; 　それさえあれば、おまえにいいモノを&lt;11:15&gt;&lt;07&gt; 　造ってやる事ができるんだがな。&lt;11:15&gt;&lt;00&gt;</text:p>
          </table:table-cell>
          <table:table-cell office:value-type="string" calcext:value-type="string">
            <text:p>&lt;19:179&gt; Oooh, you have ore. &lt;11:15&gt;&lt;07&gt; 　Yes, let me tell you a little about ore. &lt;11:15&gt;&lt;07&gt; 　There are three types of ore: red, blue and yellow. &lt;11:15&gt;&lt;04&gt; 　Each ore has its own attribute depending on its colour, &lt;11:15&gt;&lt;07&gt; and 　Red is the attribute of fire, blue is the attribute of water. And &lt;11:15&gt;&lt;07&gt; 　Yellow has the attribute of lightning. &lt;11:15&gt;&lt;04&gt; 　If you use that ore, &lt;11:15&gt;&lt;07&gt; 　I can add an attribute to the weapon, &lt;11:15&gt;&lt;07&gt; 　There are no weapons in the Barge Empire that can be used as material. &lt;11:15&gt;&lt;05&gt; 　If I had that, I could make you something good &lt;11:15&gt;&lt;07&gt; 　I could build you something good. &lt;11:15&gt;&lt;00&gt;</text:p>
          </table:table-cell>
          <table:table-cell office:value-type="string" calcext:value-type="string">
            <text:p>0x8015A148</text:p>
          </table:table-cell>
          <table:table-cell table:number-columns-repeated="3"/>
        </table:table-row>
        <table:table-row table:style-name="ro17">
          <table:table-cell office:value-type="string" calcext:value-type="string">
            <text:p>0x8015A550</text:p>
          </table:table-cell>
          <table:table-cell office:value-type="string" calcext:value-type="string">
            <text:p>0x09A4</text:p>
          </table:table-cell>
          <table:table-cell office:value-type="string" calcext:value-type="string">
            <text:p>魔女&lt;07&gt; &lt;16:108,1&gt;&lt;17:0&gt; &lt;19:108&gt;　・・・あら？　ケガしてた兵士さんじゃない。&lt;11:30&gt;&lt;07&gt; 　そう、&lt;10&gt;って言うのね。&lt;11:15&gt;&lt;07&gt; 　私は人呼んで魔女、よろしくネ・・・。&lt;11:30&gt;&lt;04&gt; 　そうそう。&lt;11:10&gt;ねぇ、あの時・・・&lt;11:30&gt;&lt;07&gt; 　あなた達があの城に行った後、大異変が&lt;11:30&gt;&lt;07&gt; 　起きる直前・・・大きな魔力を感じたの。&lt;11:15&gt;&lt;04&gt; 　いったい、城の中で何があったの？&lt;11:45&gt;&lt;05&gt; 　・&lt;11:10&gt;・&lt;11:10&gt;・&lt;11:10&gt;そうよね、あなたにとってはあまり&lt;11:45&gt;&lt;07&gt; 　思い出したくない事よね。ごめんなさい。&lt;11:15&gt;&lt;04&gt; 　もしかしたら伝説のダークエレメントの&lt;11:15&gt;&lt;07&gt; 　魔力が発動したんじゃないかって、&lt;11:15&gt;&lt;07&gt; 　とっても気になって・・・&lt;11:15&gt;&lt;04&gt; 　そう、私はここでエレメントと&lt;11:15&gt;&lt;07&gt; 　魔法の研究をしているの。&lt;11:15&gt;&lt;04&gt; 　あなたもエレメントと呼ばれる水晶石が&lt;11:15&gt;&lt;07&gt; 　魔法エネルギーの源であるって事は&lt;11:15&gt;&lt;07&gt; 　知ってるわね？&lt;11:15&gt;&lt;04&gt; 　それは純度と大きさで区別されてるわ・・・&lt;11:15&gt;&lt;05&gt; 　小さな結晶はキーエレメントといって&lt;11:15&gt;&lt;07&gt; 　闇を照らす明かりや仕掛けを動かす&lt;11:15&gt;&lt;07&gt; 　鍵代りに使ってる物ね。&lt;11:15&gt;&lt;04&gt; 　とても希少な純度の高く大きな結晶は、&lt;11:15&gt;&lt;07&gt; 　グローバルエレメントと呼ばれて、&lt;11:15&gt;&lt;07&gt; 　古来から様々な儀式や魔法を封じるのに&lt;11:15&gt;&lt;07&gt; 　使われてきた物よ。&lt;11:15&gt;&lt;04&gt; 　そして、さっき言ったダークエレメントという&lt;11:15&gt;&lt;07&gt; 　最高の魔力を秘めた巨大なエレメントが、&lt;11:15&gt;&lt;07&gt; 　この地に存在するという言い伝えがあるの。&lt;11:15&gt;&lt;04&gt; 　・・・でも、そのとてつもない魔力は&lt;11:15&gt;&lt;07&gt; 　４つのグローバルエレメントが無ければ&lt;11:15&gt;&lt;07&gt; 　完全に引き出す事ができないとか・・・。&lt;11:15&gt;&lt;04&gt; 　どうやら、あなた方帝国軍の派遣隊と&lt;11:15&gt;&lt;07&gt; 　ここの魔族達は、それぞれの思惑で&lt;11:15&gt;&lt;07&gt; 　これらのエレメントを狙って&lt;11:15&gt;&lt;07&gt; 　ぶつかり合っているようね・・・。&lt;11:15&gt;&lt;04&gt; 　・・・ダークエレメントの強大な魔力は、&lt;11:15&gt;&lt;07&gt; 　４つのグローバルエレメントを持つ者の&lt;11:15&gt;&lt;07&gt; 　意志で自在に操る事ができるらしい・・・&lt;11:15&gt;&lt;04&gt; 　・・・だから、魔族が両方のエレメントを&lt;11:15&gt;&lt;07&gt; 　手に入れたとしたら、この大陸・・・&lt;11:15&gt;&lt;07&gt; 　いえ、世界は魔族に支配されてしまうわ。&lt;11:15&gt;&lt;04&gt; 　・・・ダークエレメントがすでに&lt;11:15&gt;&lt;07&gt; 　魔族の手に落ちたとすると、&lt;11:15&gt;&lt;07&gt; 　４つのグローバルエレメントを手に入れ、&lt;11:15&gt;&lt;05&gt; 　その魔力をを封印しなければ・・・&lt;11:15&gt;&lt;07&gt; 　もう、私たちに生きる望みはない・・・。&lt;11:15&gt;&lt;04&gt; 　一兵士のあなたにこんな話をしても&lt;11:15&gt;&lt;07&gt; 　しょうがないのかもしれないけど・・・&lt;11:15&gt;&lt;05&gt; 　・・・もしも、大きなエレメントを&lt;11:15&gt;&lt;07&gt; 　見つけた時はここに持ってきて。&lt;11:15&gt;&lt;04&gt; 　・&lt;11:10&gt;・&lt;11:10&gt;・&lt;11:10&gt;あっ、そうだわ。&lt;11:15&gt;&lt;07&gt; 　洞窟なんかで見つかるキーエレメントは、&lt;11:15&gt;&lt;07&gt; 　魔力が弱くてその場所以外では消えちゃうの。&lt;11:15&gt;&lt;04&gt; 　だから、洞窟の仕掛けなんかは、&lt;11:15&gt;&lt;07&gt; 　いったん、外に出ると元に戻っちゃうの。&lt;11:15&gt;&lt;07&gt; 　途中で戻るときなんかは気を付けてね。&lt;11:15&gt;&lt;04&gt; 　あなたが生き残る為に、まず必要な事は&lt;11:15&gt;&lt;07&gt; 　キーエレメントを使いこなす事だと思うわ。&lt;11:15&gt;&lt;14:3&gt;&lt;17:1&gt; &lt;16:166,2&gt;　グローバルエレメントは、&lt;11:15&gt;&lt;07&gt; 　遺跡の奥深くにあるというけど・・・&lt;11:15&gt;&lt;05&gt; 　まだ、あなたに期待するのは早そうネ。&lt;11:15&gt;&lt;14:3&gt;&lt;17:2&gt; 　だめよ、人の家の物かってに開けちゃ・&lt;11:10&gt;・&lt;11:10&gt;・&lt;11:10&gt;&lt;11:15&gt;&lt;07&gt; 　まあ、今度から宝箱には気をつける事ね。&lt;11:15&gt;&lt;17:3&gt; &lt;00&gt;</text:p>
          </table:table-cell>
          <table:table-cell office:value-type="string" calcext:value-type="string">
            <text:p>Witch &lt;07&gt; &lt;16:108,1&gt;&lt;17:0&gt; &lt;19:108&gt; - Oh?　Not the injured soldier. &lt;11:30&gt;&lt;07&gt; 　Yes, you say &lt;10&gt;. &lt;11:15&gt;&lt;07&gt; 　I call myself a witch, nice to meet you... &lt;11:30&gt;&lt;04&gt; 　Yeah, yeah, yeah. &lt;11:10&gt; Hey, that time... &lt;11:30&gt;&lt;07&gt; 　After you guys went to that castle, a big change happened &lt;11:30&gt;&lt;07&gt;. 　Just before it happened... I felt a great magic power. &lt;11:15&gt;&lt;04&gt; 　What on earth happened inside the castle? &lt;11:45&gt;&lt;05&gt; 　&lt;11:10&gt;&lt;11:10&gt;&lt;11:10&gt;&lt;11:10&gt;Yeah, it's not really something you &lt;11:45&gt;&lt;07&gt; 　I know it's something you don't want to remember. I'm sorry. &lt;11:15&gt;&lt;04&gt; 　Maybe the legendary dark elemental &lt;11:15&gt;&lt;07&gt; 　I was wondering if the magic was activated &lt;11:15&gt;&lt;07&gt; by the legendary dark elemental. 　I was very curious... &lt;11:15&gt;&lt;04&gt; 　Yes, I'm here with the elements &lt;11:15&gt;&lt;07&gt;. 　I'm studying magic. &lt;11:15&gt;&lt;04&gt; 　You also &lt;11:15&gt;&lt;07&gt; know that the crystal stones called the elements are &lt;11:15&gt;&lt;07&gt; 　&lt;11:15&gt;&lt;07&gt; that they are the source of magical energy. 　You know that, don't you? &lt;11:15&gt;&lt;04&gt; 　It's distinguished by purity and size... &lt;11:15&gt;&lt;05&gt; 　Small crystals are called key elements&lt;11:15&gt;&lt;07&gt; 　They are used to light the darkness and to operate devices&lt;11:15&gt;&lt;07&gt;... 　That's what they use in place of keys. &lt;11:15&gt;&lt;04&gt; 　Very rare, pure and large crystals are &lt;11:15&gt;&lt;07&gt; 　They are called global elements and &lt;11:15&gt;&lt;07&gt; 　They have been used since ancient times to seal &lt;11:15&gt;&lt;07&gt; various rituals and magic. 　It's something that's been used for a long time. &lt;11:15&gt;&lt;04&gt; 　And then there's the Dark Element, which I mentioned earlier &lt;11:15&gt;&lt;07&gt;. 　There is a legend that a huge elemental element of the highest magical power &lt;11:15&gt;&lt;07&gt; 　There's a legend that it exists in this land. &lt;11:15&gt;&lt;04&gt; 　... but its tremendous magical power is &lt;11:15&gt;&lt;07&gt; 　Without the four global elements &lt;11:15&gt;&lt;07&gt; 　I hear that you can't draw it out completely... &lt;11:15&gt;&lt;04&gt; 　Apparently, your Imperial Guard dispatchers and &lt;11:15&gt;&lt;07&gt; 　The demons here have their own agendas &lt;11:15&gt;&lt;07&gt; 　They seem to be clashing with each other &lt;11:15&gt;&lt;07&gt; over these elements. 　They seem to be clashing with each other... &lt;11:15&gt;&lt;04&gt; 　... the mighty magic of the Dark Element is &lt;11:15&gt;&lt;07&gt; 　&lt;11:15&gt;&lt;07&gt; of those who possess the four global elements. 　It is said that it can be controlled at will &lt;11:15&gt;&lt;04&gt;... 　. ..so if a demon tribe had both elements &lt;11:15&gt;&lt;07&gt; 　So if the demon tribe had both elements, this continent ... &lt;11:15&gt;&lt;07&gt;... 　No, the world would be ruled by the demon tribe. &lt;11:15&gt;&lt;04&gt; 　...If the Dark Element has already &lt;11:15&gt;&lt;07&gt; 　If it has fallen into the hands of the demon tribe, then &lt;11:15&gt;&lt;07&gt; 　We have the four global elements in our hands, &lt;11:15&gt;&lt;05&gt; 　If we don't seal that magic... &lt;11:15&gt;&lt;07&gt; 　There is no more hope for us to live... &lt;11:15&gt;&lt;04&gt; 　Even if I tell you, one soldier, this story, &lt;11:15&gt;&lt;07&gt; 　Maybe it can't be helped... &lt;11:15&gt;&lt;05&gt; 　... if you find a large elemental &lt;11:15&gt;&lt;07&gt; 　If you find one, bring it here. &lt;11:15&gt;&lt;04&gt; 　&lt;11:10&gt;- &lt;11:10&gt;- &lt;11:10&gt;- &lt;11:10&gt;Oh, yes. &lt;11:15&gt;&lt;07&gt; 　The key element that you find in caves and stuff like that is &lt;11:15&gt;&lt;07&gt; 　Their magic is so weak that they disappear outside of that place. &lt;11:15&gt;&lt;04&gt; 　So, the tricks in the caves, &lt;11:15&gt;&lt;07&gt; 　Once you go outside, it goes back to the way it was. &lt;11:15&gt;&lt;07&gt; 　You have to be careful when you go back on the way. &lt;11:15&gt;&lt;04&gt; 　The first thing you need to do to survive is &lt;11:15&gt;&lt;07&gt; 　I think the first thing you need to do to survive is to master the key elements. &lt;11:15&gt;&lt;14:3&gt;&lt;17:1&gt; &lt;16:166,2&gt; The global element is &lt;11:15&gt;&lt;07&gt; 　They say it's deep in the ruins... &lt;11:15&gt;&lt;05&gt; 　It's still too early to expect you. &lt;11:15&gt;&lt;14:3&gt;&lt;17:2&gt; 　Don't open things from other people's houses... &lt;11:10&gt;&lt;11:10&gt;&lt;11:10&gt;&lt;11:15&gt;&lt;07&gt; 　Well, be careful with treasure chests next time. &lt;11:15&gt;&lt;17:3&gt; &lt;00&gt;</text:p>
          </table:table-cell>
          <table:table-cell office:value-type="string" calcext:value-type="string">
            <text:p>0x8015A550</text:p>
          </table:table-cell>
          <table:table-cell table:number-columns-repeated="3"/>
        </table:table-row>
        <table:table-row table:style-name="ro18">
          <table:table-cell office:value-type="string" calcext:value-type="string">
            <text:p>0x8015AEF4</text:p>
          </table:table-cell>
          <table:table-cell office:value-type="string" calcext:value-type="string">
            <text:p>0x0450</text:p>
          </table:table-cell>
          <table:table-cell office:value-type="string" calcext:value-type="string">
            <text:p>レグルス&lt;07&gt; &lt;16:167,4&gt;&lt;16:162,3&gt;&lt;16:103,1&gt;&lt;17:0&gt; &lt;19:103&gt;　お前か、大異変から帰還した兵士というのは？&lt;11:15&gt;&lt;07&gt; 　俺はレグルス、第１次派遣隊の生き残りだ。&lt;11:15&gt;&lt;04&gt; 　城の遺跡から戻ってこれたのは、お前だけだ。&lt;11:15&gt;&lt;07&gt; 　他の遺跡へ向かった部隊も、&lt;11:15&gt;&lt;07&gt; 　無事に戻ってこれればいいのだが・&lt;11:10&gt;・&lt;11:10&gt;・&lt;11:10&gt;&lt;11:15&gt;&lt;14:5&gt;&lt;17:1&gt; &lt;19:355&gt;&lt;19:162&gt;　俺は、もう現役は退いたが、&lt;11:15&gt;&lt;07&gt; 　剣術の師範をしている。&lt;11:15&gt;&lt;04&gt; &lt;16:272,2&gt;　この街には、俺のほかに&lt;11:15&gt;&lt;07&gt; 　あと２人の剣術士がいる。俺達、剣術士は、&lt;11:15&gt;&lt;07&gt; 　それぞれ得意な「技」を持っている。&lt;11:15&gt;&lt;04&gt; 　ボルックスは、敵を粉砕する剣撃。&lt;11:15&gt;&lt;07&gt; 　アルヘナは、動きで敵をまどわし倒す剣舞、&lt;11:15&gt;&lt;07&gt; 　俺は、敵の急所を突いて倒す剣技の使い手だ。&lt;11:15&gt;&lt;04&gt; &lt;19:272&gt;&lt;17:2&gt; 　お前が、戦闘でスキルを積んだら&lt;11:15&gt;&lt;07&gt; 　俺に話し掛けてくれ。&lt;11:15&gt;&lt;07&gt; 　俺が知ってる限りの技を教えてやろう。&lt;11:15&gt;&lt;04&gt; &lt;14:4&gt;&lt;17:3&gt; &lt;19:167&gt;　基本的な事だが、話しておこう。&lt;11:15&gt;&lt;07&gt; 　自分より低い場所にいる敵を倒すには、&lt;11:15&gt;&lt;07&gt; 　下段攻撃が有効なんだが・・・&lt;11:15&gt;&lt;04&gt; 　おまえはちゃんと下段斬りはマスターしたか？&lt;11:15&gt;&lt;07&gt; 　まだなら、俺の初心者道場で学んでゆけ。&lt;11:15&gt;&lt;04&gt; 　スライムごときに手間取っていては、&lt;11:15&gt;&lt;07&gt; 　仲間の救出なんて、夢のまた夢だ。&lt;11:15&gt;&lt;07&gt; 　頑張ってくれ、期待してるぞ。&lt;11:15&gt;&lt;04&gt; &lt;14:4&gt;&lt;17:4&gt; 　俺は、剣技を教える事ができる。&lt;11:15&gt;&lt;07&gt; 　どうだ？　習得していくか？&lt;12:6&gt;&lt;17:5&gt; &lt;00&gt;</text:p>
          </table:table-cell>
          <table:table-cell office:value-type="string" calcext:value-type="string">
            <text:p>Regulus &lt;07&gt; &lt;16:167,4&gt;&lt;16:162,3&gt;&lt;16:103,1&gt;&lt;17:0&gt; &lt;19:103&gt; You, you mean the soldier who returned from the Great Cataclysm? &lt;11:15&gt;&lt;07&gt; 　I'm Regulus, a survivor of the first contingent. &lt;11:15&gt;&lt;04&gt; 　You are the only one who made it back from the ruins of the castle. &lt;11:15&gt;&lt;07&gt; 　The troops that went to the other ruins, &lt;11:15&gt;&lt;07&gt; 　I hope you made it back safely, &lt;11:10&gt;&lt;11:10&gt;&lt;11:10&gt;&lt;11:15&gt;&lt;14:5&gt;&lt;17:1&gt; &lt;19:355&gt;&lt;19:162&gt; I'm no longer active, but &lt;11:15&gt;&lt;07&gt; 　I am a master of swordsmanship. &lt;11:15&gt;&lt;04&gt; &lt;16:272,2&gt; In this city, besides me, &lt;11:15&gt;&lt;07&gt; 　there are two other swordsmiths. We, the swordsmen, &lt;11:15&gt;&lt;07&gt; 　We each have our own specialised 'technique'. &lt;11:15&gt;&lt;04&gt; 　Volks is a sword strike that crushes the enemy. &lt;11:15&gt;&lt;07&gt; 　Archena is a sword dance that uses movement to bludgeon the enemy, &lt;11:15&gt;&lt;07&gt; 　I am a swordsmith who strikes the enemy's vital point and defeats him. &lt;11:15&gt;&lt;04&gt; &lt;19:272&gt;&lt;17:2&gt; 　When you have built up your skills in combat, &lt;11:15&gt;&lt;07&gt; 　Speak to me. &lt;11:15&gt;&lt;07&gt; 　I'll teach you all the skills I know. &lt;11:15&gt;&lt;04&gt; &lt;14:4&gt;&lt;17:3&gt; &lt;19:167&gt; I'll tell you some basic stuff. &lt;11:15&gt;&lt;07&gt; 　To defeat an enemy who is lower than you, &lt;11:15&gt;&lt;07&gt; 　Lower-level attacks are effective... &lt;11:15&gt;&lt;04&gt; 　Have you mastered the lower-level slash properly? &lt;11:15&gt;&lt;07&gt; 　If you haven't, go and learn it in my beginner's dojo. &lt;11:15&gt;&lt;04&gt; 　If you're too lazy to deal with slimes, &lt;11:15&gt;&lt;07&gt; 　rescuing your friends is a dream come true. &lt;11:15&gt;&lt;07&gt; 　Good luck, I'm counting on you. &lt;11:15&gt;&lt;04&gt; &lt;14:4&gt;&lt;17:4&gt; 　I can teach you swordsmanship. &lt;11:15&gt;&lt;07&gt; 　What do you think?　Do you want to learn it? &lt;12:6&gt;&lt;17:5&gt; &lt;00&gt;</text:p>
          </table:table-cell>
          <table:table-cell office:value-type="string" calcext:value-type="string">
            <text:p>0x8015AEF4</text:p>
          </table:table-cell>
          <table:table-cell table:number-columns-repeated="3"/>
        </table:table-row>
        <table:table-row table:style-name="ro19">
          <table:table-cell office:value-type="string" calcext:value-type="string">
            <text:p>0x8015B344</text:p>
          </table:table-cell>
          <table:table-cell office:value-type="string" calcext:value-type="string">
            <text:p>0x02E8</text:p>
          </table:table-cell>
          <table:table-cell office:value-type="string" calcext:value-type="string">
            <text:p>アルヘナ&lt;07&gt; &lt;16:101,2&gt;&lt;17:0&gt; &lt;19:101&gt;　お前が、第２次派遣隊の生き残りだな。&lt;11:15&gt;&lt;07&gt; 　話は、カペラから聞いている。&lt;11:15&gt;&lt;07&gt; 　私の名はアルヘナ、ここで剣術を教えている。&lt;11:15&gt;&lt;04&gt; &lt;16:272,1&gt;　この街には、３人の剣術士がいる。&lt;11:15&gt;&lt;07&gt; 　３人は、それぞれ得意な「技」を持っている。&lt;11:15&gt;&lt;04&gt; 　レグルスは、巧みな剣技の使い手。&lt;11:15&gt;&lt;07&gt; 　ボルックスは、一撃必殺の剣撃で、&lt;11:15&gt;&lt;07&gt; 　私は連続技の剣舞を得意としている。&lt;11:15&gt;&lt;04&gt; &lt;19:272&gt;&lt;17:1&gt; 　お前が、戦闘でスキルを積んだら&lt;11:15&gt;&lt;07&gt; 　私に話し掛けてくれ。&lt;11:15&gt;&lt;07&gt; 　私が知ってる限りの技を教えてやろう。&lt;11:15&gt;&lt;04&gt; 　強くなりたかったら、いつでも来るといい。&lt;11:15&gt;&lt;07&gt; 　だがいいか、無茶はするなよ。&lt;11:15&gt;&lt;07&gt; 　死んじゃ元も子もないからな。&lt;11:15&gt;&lt;14:4&gt;&lt;17:2&gt; &lt;16:161,3&gt;&lt;19:161&gt;　他の方面に向かった仲間が心配だ。&lt;11:15&gt;&lt;07&gt; 　お前のように無事に戻ってきてくれたら、&lt;11:15&gt;&lt;07&gt; 　いいんだがな・・・&lt;11:15&gt;&lt;14:4&gt;&lt;17:3&gt; &lt;19:353&gt;　私は、剣舞を教える事ができる。&lt;11:15&gt;&lt;07&gt; 　どの技を覚えたいんだ？&lt;11:15&gt;&lt;12:5&gt;&lt;17:4&gt; &lt;00&gt;</text:p>
          </table:table-cell>
          <table:table-cell office:value-type="string" calcext:value-type="string">
            <text:p>Archena&lt;07&gt; &lt;16:101,2&gt;&lt;17:0&gt; &lt;19:101&gt; You are the survivor of the second contingent. &lt;11:15&gt;&lt;07&gt; 　Capella told me about you. &lt;11:15&gt;&lt;07&gt; 　My name is Archena, and I teach swordsmanship here. &lt;11:15&gt;&lt;04&gt; &lt;16:272,1&gt; There are three swordsmen in this city. &lt;11:15&gt;&lt;07&gt; 　Each of the three has a specialised 'technique'. &lt;11:15&gt;&lt;04&gt; 　Regulus is a skillful swordsman. &lt;11:15&gt;&lt;07&gt; 　Borx is a one-strike sword-fighter, &lt;11:15&gt;&lt;07&gt; and 　I am a master of continuous sword dance. &lt;11:15&gt;&lt;04&gt; &lt;19:272&gt;&lt;17:1&gt; 　You, when you have built up your skills in combat, &lt;11:15&gt;&lt;07&gt; 　Speak to me. &lt;11:15&gt;&lt;07&gt; 　I will teach you all the skills I know. &lt;11:15&gt;&lt;04&gt; 　If you want to be strong, you can always come to me. &lt;11:15&gt;&lt;07&gt; 　But listen, don't be reckless. &lt;11:15&gt;&lt;07&gt; 　If you die, you're nothing. &lt;11:15&gt;&lt;14:4&gt;&lt;17:2&gt; &lt;16:161,3&gt;&lt;19:161&gt; I'm worried about my friends who went in other directions. &lt;11:15&gt;&lt;07&gt; 　If they come back safe and sound like you, &lt;11:15&gt;&lt;07&gt; 　It would be nice... &lt;11:15&gt;&lt;14:4&gt;&lt;17:3&gt; &lt;19:353&gt; I can teach you sword dance. &lt;11:15&gt;&lt;07&gt; 　Which of these arts do you want to learn? &lt;11:15&gt;&lt;12:5&gt;&lt;17:4&gt; &lt;00&gt;</text:p>
          </table:table-cell>
          <table:table-cell office:value-type="string" calcext:value-type="string">
            <text:p>0x8015B344</text:p>
          </table:table-cell>
          <table:table-cell table:number-columns-repeated="3"/>
        </table:table-row>
        <table:table-row table:style-name="ro20">
          <table:table-cell office:value-type="string" calcext:value-type="string">
            <text:p>0x8015B62C</text:p>
          </table:table-cell>
          <table:table-cell office:value-type="string" calcext:value-type="string">
            <text:p>0x0258</text:p>
          </table:table-cell>
          <table:table-cell office:value-type="string" calcext:value-type="string">
            <text:p>カペラ&lt;07&gt; &lt;17:0&gt; &lt;16:3102,1&gt;&lt;16:3092,1&gt;&lt;19:288&gt;　・&lt;11:10&gt;・&lt;11:10&gt;・&lt;11:10&gt;実はさあ、そこに行った部隊の中に&lt;11:15&gt;&lt;07&gt; 　あんたみたいな新米の兵士がいてさ、&lt;11:15&gt;&lt;07&gt; 　心配で防御用の指輪を貸してやったんだ。&lt;11:15&gt;&lt;04&gt; 　けど&lt;11:10&gt;・&lt;11:30&gt;・&lt;11:30&gt;・&lt;11:30&gt;&lt;07&gt; 　&lt;07&gt; 　&lt;04&gt; 　やっぱりあの日以来、部隊ごと行方不明さ。&lt;11:15&gt;&lt;07&gt; 　ノーグルに襲われたのかもしれない・・・。&lt;11:15&gt;&lt;07&gt; 　とするとグローバルエレメントも奴らの手に？&lt;11:15&gt;&lt;04&gt; 　・・・なぁ、あんたも体調と装備が整ったら、&lt;11:15&gt;&lt;07&gt; 　草原の遺跡へ行ってみれば？&lt;11:15&gt;&lt;04&gt; 　そうすりゃ仲間の行方と&lt;11:15&gt;&lt;07&gt; 　グローバルエレメントの噂が&lt;11:15&gt;&lt;07&gt; 　確認できるかもしれないよ。&lt;11:15&gt;&lt;19:3102&gt;&lt;14:2&gt;&lt;17:1&gt; 　草原の遺跡は、街の東の出口を出て&lt;11:15&gt;&lt;07&gt; 　崖沿いに南へ進んで行くとあるんだ。&lt;11:15&gt;&lt;07&gt; 　そんなに遠くはないよ。&lt;11:15&gt;&lt;24:1&gt;&lt;14:2&gt;&lt;17:2&gt; &lt;00&gt;</text:p>
          </table:table-cell>
          <table:table-cell office:value-type="string" calcext:value-type="string">
            <text:p>Capella &lt;07&gt; &lt;17:0&gt; &lt;16:3102,1&gt;&lt;16:3092,1&gt;&lt;19:288&gt; - &lt;11:10&gt;, &lt;11:10&gt;, &lt;11:10&gt;, &lt;11:10&gt; Actually, you know, one of the troops that went there &lt;11:15&gt;&lt;07&gt; 　There was a new soldier like you, &lt;11:15&gt;&lt;07&gt; 　I was worried about you, so I lent you a defensive ring. &lt;11:15&gt;&lt;04&gt; 　But &lt;11:10&gt;, &lt;11:30&gt;, &lt;11:30&gt;, &lt;11:30&gt;&lt;07&gt; 　&lt;07&gt; 　&lt;04&gt; 　I knew it, the whole unit has been missing since that day. &lt;11:15&gt;&lt;07&gt; 　Maybe they were attacked by Nogles... &lt;11:15&gt;&lt;07&gt; 　So could they have taken the Global Elements as well? &lt;11:15&gt;&lt;04&gt; 　...Hey, when you're fit and equipped, &lt;11:15&gt;&lt;07&gt; 　Why don't you go to the ruins on the steppe? &lt;11:15&gt;&lt;04&gt; 　That way you can find out where your friends are and &lt;11:15&gt;&lt;07&gt; 　You might be able to &lt;11:15&gt;&lt;07&gt; 　You might be able to confirm it. &lt;11:15&gt;&lt;19:3102&gt;&lt;14:2&gt;&lt;17:1&gt; 　The ruins in the meadow are located &lt;11:15&gt;&lt;07&gt; out of the eastern exit of the city. 　You have to go south along the cliffs. &lt;11:15&gt;&lt;07&gt; 　It's not that far. &lt;11:15&gt;&lt;24:1&gt;&lt;14:2&gt;&lt;17:2&gt; &lt;00&gt;</text:p>
          </table:table-cell>
          <table:table-cell office:value-type="string" calcext:value-type="string">
            <text:p>0x8015B62C</text:p>
          </table:table-cell>
          <table:table-cell table:number-columns-repeated="3"/>
        </table:table-row>
        <table:table-row table:style-name="ro13">
          <table:table-cell office:value-type="string" calcext:value-type="string">
            <text:p>0x8015B884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カペラ&lt;07&gt; 　ん・・・？&lt;11:15&gt;&lt;07&gt; 　誰だい、ノックもしない無粋なヤツは。&lt;11:15&gt;&lt;00&gt;</text:p>
          </table:table-cell>
          <table:table-cell office:value-type="string" calcext:value-type="string">
            <text:p>Capella &lt;07&gt;. 　Hmm...? &lt;11:15&gt;&lt;07&gt; 　Who's the tactless one who doesn't knock? &lt;11:15&gt;&lt;00&gt;</text:p>
          </table:table-cell>
          <table:table-cell office:value-type="string" calcext:value-type="string">
            <text:p>0x8015B884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0x8015B8C4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カペラ&lt;07&gt; 　おや？　あんたか。&lt;11:15&gt;&lt;07&gt; 　もう、体は大丈夫なのかい？&lt;11:15&gt;&lt;05&gt; 　呼んでくれりゃあ、こちらから出向いたのに。&lt;11:15&gt;&lt;07&gt; 　わざわざ、来てもらって悪いね。&lt;11:15&gt;&lt;00&gt;</text:p>
          </table:table-cell>
          <table:table-cell office:value-type="string" calcext:value-type="string">
            <text:p>Capella &lt;07&gt;. 　Oy?　It's you. &lt;11:15&gt;&lt;07&gt; 　Are you feeling better now? &lt;11:15&gt;&lt;05&gt; 　If you'd called me, I would have come to you. &lt;11:15&gt;&lt;07&gt; 　I'm sorry you had to come all the way out here. &lt;11:15&gt;&lt;00&gt;</text:p>
          </table:table-cell>
          <table:table-cell office:value-type="string" calcext:value-type="string">
            <text:p>0x8015B8C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8015B9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ithmetic operation resulted in an overflow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x8015B9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80159CEC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ithmetic operation resulted in an overflow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x80159CEC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0x801597B0</text:p>
          </table:table-cell>
          <table:table-cell office:value-type="string" calcext:value-type="string">
            <text:p>0x0D64</text:p>
          </table:table-cell>
          <table:table-cell office:value-type="string" calcext:value-type="string">
            <text:p>～カード遊戯方法について～&lt;11:15&gt;&lt;07&gt; 　最近はやりの、カードゲームの&lt;11:15&gt;&lt;07&gt; 　遊び方について書かれている。&lt;11:15&gt;&lt;00&gt;</text:p>
          </table:table-cell>
          <table:table-cell office:value-type="string" calcext:value-type="string">
            <text:p>- About card playing methods - &lt;11:15&gt;&lt;07&gt;. 　Recently popular, card games &lt;11:15&gt;&lt;07&gt; 　It describes how to play. &lt;11:15&gt;&lt;00&gt;</text:p>
          </table:table-cell>
          <table:table-cell office:value-type="string" calcext:value-type="string">
            <text:p>0x801597B0</text:p>
          </table:table-cell>
          <table:table-cell table:number-columns-repeated="3"/>
        </table:table-row>
        <table:table-row table:style-name="ro13">
          <table:table-cell office:value-type="string" calcext:value-type="string">
            <text:p>0x8015A514</text:p>
          </table:table-cell>
          <table:table-cell office:value-type="string" calcext:value-type="string">
            <text:p>0x0DF8</text:p>
          </table:table-cell>
          <table:table-cell office:value-type="string" calcext:value-type="string">
            <text:p>～鍛冶の注意事項～&lt;11:15&gt;&lt;07&gt; 　鍛冶のやり方について書かれている。&lt;11:15&gt;&lt;00&gt;</text:p>
          </table:table-cell>
          <table:table-cell office:value-type="string" calcext:value-type="string">
            <text:p>- Notes on blacksmithing - &lt;11:15&gt;&lt;07&gt; 　Describes how to blacksmith. &lt;11:15&gt;&lt;00&gt;</text:p>
          </table:table-cell>
          <table:table-cell office:value-type="string" calcext:value-type="string">
            <text:p>0x8015A5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8015B30C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ithmetic operation resulted in an overflow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x8015B30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8015A2FC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rithmetic operation resulted in an overflow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x8015A2FC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21T10:58:44.317621032</dc:date>
    <meta:editing-duration>PT1M58S</meta:editing-duration>
    <meta:editing-cycles>1</meta:editing-cycles>
    <meta:document-statistic meta:table-count="1" meta:cell-count="208" meta:object-count="0"/>
    <meta:generator>LibreOffice/24.2.5.2$Linux_X86_64 LibreOffice_project/420$Build-2</meta:generator>
  </office:meta>
</office:document-meta>
</file>